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cm" fo:margin-right="0cm" fo:text-indent="0.526cm" style:auto-text-indent="false"/>
      <style:text-properties fo:font-size="12pt" officeooo:paragraph-rsid="000339d7" style:font-size-asian="12pt" style:font-size-complex="12pt"/>
    </style:style>
    <style:style style:name="P2" style:family="paragraph" style:parent-style-name="Preformatted_20_Text">
      <style:paragraph-properties fo:margin-left="0cm" fo:margin-right="0cm" fo:text-indent="0.526cm" style:auto-text-indent="false"/>
      <style:text-properties officeooo:paragraph-rsid="000339d7"/>
    </style:style>
    <style:style style:name="P3" style:family="paragraph" style:parent-style-name="Preformatted_20_Text">
      <style:paragraph-properties fo:margin-left="0cm" fo:margin-right="0cm" fo:text-indent="0cm" style:auto-text-indent="false"/>
      <style:text-properties fo:font-size="12pt" officeooo:paragraph-rsid="000339d7" style:font-size-asian="12pt" style:font-size-complex="12pt"/>
    </style:style>
    <style:style style:name="P4" style:family="paragraph" style:parent-style-name="Standard">
      <style:paragraph-properties fo:margin-left="0cm" fo:margin-right="0cm" fo:text-indent="0cm" style:auto-text-indent="false"/>
      <style:text-properties fo:font-size="12pt" officeooo:paragraph-rsid="000339d7" style:font-size-asian="12pt" style:font-size-complex="12pt"/>
    </style:style>
    <style:style style:name="P5" style:family="paragraph" style:parent-style-name="Table_20_Contents">
      <style:text-properties officeooo:paragraph-rsid="000339d7"/>
    </style:style>
    <style:style style:name="P6" style:family="paragraph" style:parent-style-name="Table_20_Heading">
      <style:text-properties officeooo:paragraph-rsid="000339d7"/>
    </style:style>
    <style:style style:name="P7" style:family="paragraph" style:parent-style-name="Preformatted_20_Text">
      <style:paragraph-properties fo:margin-left="0cm" fo:margin-right="0cm" fo:text-indent="0.526cm" style:auto-text-indent="false"/>
      <style:text-properties fo:font-size="12pt" officeooo:paragraph-rsid="000339d7" style:font-size-asian="12pt" style:font-size-complex="12pt"/>
    </style:style>
    <style:style style:name="P8" style:family="paragraph" style:parent-style-name="Heading_20_1">
      <style:text-properties officeooo:paragraph-rsid="000339d7"/>
    </style:style>
    <style:style style:name="P9" style:family="paragraph" style:parent-style-name="Heading_20_2">
      <style:text-properties officeooo:paragraph-rsid="000339d7"/>
    </style:style>
    <style:style style:name="T1" style:family="text">
      <style:text-properties fo:font-size="12pt" style:font-size-asian="12pt" style:font-size-complex="12pt"/>
    </style:style>
    <style:style style:name="T2" style:family="text">
      <style:text-properties style:font-name="Times New Roman" fo:font-size="12pt" officeooo:rsid="000bb9b1" style:font-name-asian="Times New Roman" style:font-size-asian="12pt" style:font-name-complex="Times New Roman"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ncluded utilities</text:h>
      <text:p text:style-name="P1"/>
      <text:p text:style-name="P2"><text:span text:style-name="T1">In </text:span><text:span text:style-name="T2">some of these utilities</text:span><text:span text:style-name="T1"> we use the SMP and the RWA audio files format. </text:span></text:p>
      <text:p text:style-name="P1">SMP format was used in the audio edition program Fast Tracker, which it was the one I started to do some tape conversion tests. This format is raw, mono, 8 bits unsigned, and at 11111Hz.</text:p>
      <text:p text:style-name="P1">RWA is like the SMP format, but at 15600 Hz</text:p>
      <text:p text:style-name="P1">Using audio conversion utilities you can convert wav files to smp and vice versa. For example, in Linux, with the sox program, you can convert from .wav to .smp with the command:</text:p>
      <text:p text:style-name="P1">sox file.wav -t .raw -r 11111 -b 8 -e unsigned -c 1 file.smp</text:p>
      <text:h text:style-name="P9" text:outline-level="2">SMPATAP</text:h>
      <text:p text:style-name="P1"/>
      <text:p text:style-name="P1">This program is used to read data from a SMP file and save it as a TAP file. </text:p>
      <text:p text:style-name="P1"/>
      <text:p text:style-name="P1">When we run the program, SMP file and TAP file must be written (both with extension). When it loads a block, you must press any key except the N to save the block.</text:p>
      <text:p text:style-name="P1"/>
      <text:h text:style-name="P9" text:outline-level="2">LEEZX81_UNIX</text:h>
      <text:p text:style-name="P1"/>
      <text:p text:style-name="P1">This program is used to read data from a SMP file and save it as a .P file. </text:p>
      <text:p text:style-name="P1"/>
      <text:p text:style-name="P1">When we run the program, SMP file and .P file must be written (both with extension).</text:p>
      <text:p text:style-name="P1"/>
      <text:h text:style-name="P9" text:outline-level="2">TAPABIN</text:h>
      <text:p text:style-name="P1"/>
      <text:p text:style-name="P1">This program is used to extract data blocks from a TAP file and save them with BIN format. <text:s text:c="5"/></text:p>
      <text:p text:style-name="P1">When the program starts, you must specify the TAP and BIN files to use (both with extension). When it reads a block, you must press any key except the N to save it. The file saved is the data get from a block without flag and checksum; for example: if we want to save a Spectrum screen in BIN format, we must save the block shown as: "Flag:255 Longitud:6912" and not the block: "Bytes:Screen <text:s/>Longitud:6912 Inicio:16384", if not, we would save the header, I mean, 17 bytes.</text:p>
      <text:p text:style-name="P1"/>
      <text:h text:style-name="P9" text:outline-level="2">SP_Z80</text:h>
      <text:p text:style-name="P1"/>
      <text:p text:style-name="P1">This program is used to convert files between SP and Z80 formats. You must specify the source file and the target file (both with extension, always .SP or .Z80). It can only convert 48k files.</text:p>
      <text:p text:style-name="P1"/>
      <text:h text:style-name="P9" text:outline-level="2">FILE_TO_EPROM</text:h>
      <text:p text:style-name="P1"/>
      <text:p text:style-name="P1">This program is used to write a file on a new Z88 eprom card. It creates a new eprom card with the file you indicate in it.</text:p>
      <text:p text:style-name="P1"/>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25T19:11:55.385233158</meta:creation-date>
    <dc:date>2020-03-25T19:19:57.514377090</dc:date>
    <meta:editing-duration>PT7M4S</meta:editing-duration>
    <meta:editing-cycles>2</meta:editing-cycles>
    <meta:generator>LibreOffice/6.3.4.2$MacOSX_X86_64 LibreOffice_project/60da17e045e08f1793c57c00ba83cdfce946d0aa</meta:generator>
    <meta:document-statistic meta:table-count="0" meta:image-count="0" meta:object-count="0" meta:page-count="1" meta:paragraph-count="19" meta:word-count="364" meta:character-count="1888" meta:non-whitespace-character-count="1533"/>
  </office:meta>
</office:document-meta>
</file>